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193.35pt"/>
    </style:style>
    <style:style style:name="co3" style:family="table-column">
      <style:table-column-properties fo:break-before="auto" style:column-width="150.66pt"/>
    </style:style>
    <style:style style:name="co4" style:family="table-column">
      <style:table-column-properties fo:break-before="auto" style:column-width="45.95pt"/>
    </style:style>
    <style:style style:name="co5" style:family="table-column">
      <style:table-column-properties fo:break-before="auto" style:column-width="147pt"/>
    </style:style>
    <style:style style:name="co6" style:family="table-column">
      <style:table-column-properties fo:break-before="auto" style:column-width="79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M32F745VE_REV1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FP_100_14X14_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745V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SDMICRO_3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_MICRO_SD_SMT_3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2,C3,C4</text:p>
          </table:table-cell>
          <table:table-cell office:value-type="string" calcext:value-type="string">
            <text:p>P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p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SOT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LC6-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ECTOR_ETHERNET_SI600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_RJ45_SI-6006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3,J4</text:p>
          </table:table-cell>
          <table:table-cell office:value-type="string" calcext:value-type="string">
            <text:p>CONN_USB_UX60-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_MINI_B_SM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24_4X4mm_0.5mm_P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Z8081RN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AA02E64O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L_1.8X4.9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10-32.768kHz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TAL_3.2X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M8G-12.00MHz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2,P3</text:p>
          </table:table-cell>
          <table:table-cell office:value-type="string" calcext:value-type="string">
            <text:p>Header_2x17_Shrouded_100m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_2x1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5,C6,C8,C9,C11,C13,C14,C15,C16,C17</text:p>
          </table:table-cell>
          <table:table-cell office:value-type="string" calcext:value-type="string">
            <text:p>P0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0uF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7,C23,C24</text:p>
          </table:table-cell>
          <table:table-cell office:value-type="string" calcext:value-type="string">
            <text:p>P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0,C12,C18,C19,C20,C21,C22</text:p>
          </table:table-cell>
          <table:table-cell office:value-type="string" calcext:value-type="string">
            <text:p>P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0u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OD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P3V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1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_PTC_.75A_33V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P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_BEA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4,P5</text:p>
          </table:table-cell>
          <table:table-cell office:value-type="string" calcext:value-type="string">
            <text:p>Header_2x1_Shrouded_100m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_2x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P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9kÎ©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P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.0Î©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501-3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onnector_1x4_100mil_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1x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P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uF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4,R5,R6,R7,R8,R14</text:p>
          </table:table-cell>
          <table:table-cell office:value-type="string" calcext:value-type="string">
            <text:p>P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70kÎ©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ITCH_6MM_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BUTTON_SPST_6MM_SMD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INI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mal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F03,REF02</text:p>
          </table:table-cell>
          <table:table-cell office:value-type="string" calcext:value-type="string">
            <text:p>FIDUCIAL_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DUCIAL_TOP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F04,REF01</text:p>
          </table:table-cell>
          <table:table-cell office:value-type="string" calcext:value-type="string">
            <text:p>FIDUCIAL_BOT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DUCIAL_BOTTO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9,R10,R13</text:p>
          </table:table-cell>
          <table:table-cell office:value-type="string" calcext:value-type="string">
            <text:p>P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RO_Î©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11,R12</text:p>
          </table:table-cell>
          <table:table-cell office:value-type="string" calcext:value-type="string">
            <text:p>P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0kÎ©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35.21pt" fo:margin-right="35.69pt" loext:scale-to-X="1" loext:scale-to-Y="1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04-19T13:55:31.655000000</meta:print-date>
    <dc:date>2018-04-19T13:56:08.734000000</dc:date>
    <meta:editing-duration>PT1M20S</meta:editing-duration>
    <meta:editing-cycles>1</meta:editing-cycles>
    <meta:document-statistic meta:table-count="1" meta:cell-count="156" meta:object-count="0"/>
    <meta:generator>LibreOffice/5.4.4.2$Windows_X86_64 LibreOffice_project/2524958677847fb3bb44820e40380acbe820f960</meta:generator>
  </office:meta>
</office:document-meta>
</file>